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238c5" officeooo:paragraph-rsid="001238c5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169c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1839in" fo:min-width="5.287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4.8957in" svg:y="-0.6272in" svg:width="2.1102in" svg:height="0.5555in" draw:z-index="0"><draw:image xlink:href="Pictures/100002010000017C0000006437B1D8FF.png" xlink:type="simple" xlink:show="embed" xlink:actuate="onLoad"/></draw:frame></text:p>
      <text:p text:style-name="P3"><text:span text:style-name="T2">FAMILY</text:span> AREA</text:p>
      <text:p text:style-name="P2"><draw:custom-shape text:anchor-type="paragraph" draw:z-index="1" draw:style-name="gr1" svg:width="6.0421in" svg:height="2.3677in" svg:x="0.3252in" svg:y="1.1764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7:24:15.221582937</dc:date>
    <meta:editing-duration>PT24M34S</meta:editing-duration>
    <meta:editing-cycles>11</meta:editing-cycles>
    <meta:generator>LibreOffice/4.3.3.2$Linux_X86_64 LibreOffice_project/430m0$Build-2</meta:generator>
    <meta:document-statistic meta:table-count="0" meta:image-count="1" meta:object-count="0" meta:page-count="1" meta:paragraph-count="2" meta:word-count="9" meta:character-count="74" meta:non-whitespace-character-count="65"/>
  </office:meta>
</office:document-meta>
</file>